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7.878cm" fo:min-width="16.772cm"/>
    </style:style>
    <style:style style:name="gr2" style:family="graphic" style:parent-style-name="standard">
      <style:graphic-properties svg:stroke-color="#000000" draw:fill-color="#65c295" draw:textarea-horizontal-align="justify" draw:textarea-vertical-align="middle" draw:auto-grow-height="false" fo:min-height="4.576cm" fo:min-width="16.772cm"/>
    </style:style>
    <style:style style:name="gr3" style:family="graphic" style:parent-style-name="standard">
      <style:graphic-properties svg:stroke-color="#000000" draw:fill-color="#bce4e5" draw:textarea-horizontal-align="justify" draw:textarea-vertical-align="middle" draw:auto-grow-height="false" fo:min-height="6.862cm" fo:min-width="4.58cm"/>
    </style:style>
    <style:style style:name="gr4" style:family="graphic" style:parent-style-name="standard">
      <style:graphic-properties svg:stroke-color="#000000" draw:fill-color="#cf3834" draw:textarea-horizontal-align="justify" draw:textarea-vertical-align="middle" draw:auto-grow-height="false" fo:min-height="5.846cm" fo:min-width="4.5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4.83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3.3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10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3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818cm"/>
    </style:style>
    <style:style style:name="gr10" style:family="graphic" style:parent-style-name="standard">
      <style:graphic-properties draw:stroke="solid" draw:stroke-dash="Ultrafine_20_2_20_Dots_20_3_20_Dashes" svg:stroke-width="0.035cm" svg:stroke-color="#000000" draw:marker-start-width="0.252cm" draw:marker-end-width="0.252cm" draw:fill-color="#ffffff" draw:textarea-horizontal-align="justify" draw:textarea-vertical-align="middle" draw:auto-grow-height="false" fo:min-height="2.002cm" fo:min-width="4.292cm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4.326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4.83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564cm"/>
    </style:style>
    <style:style style:name="gr14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56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0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-color="#65c295"/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-color="#cf3834"/>
      <style:paragraph-properties fo:text-align="center"/>
    </style:style>
    <style:style style:name="P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fo:color="#ffffff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11" style:family="paragraph">
      <style:text-properties fo:font-style="italic" fo:font-weight="bold"/>
    </style:style>
    <style:style style:name="P12" style:family="paragraph">
      <loext:graphic-properties draw:fill="none" draw:fill-color="#ffffff"/>
      <style:text-properties fo:font-style="italic" fo:font-weight="bold"/>
    </style:style>
    <style:style style:name="P13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7.272cm" svg:height="8.128cm" svg:x="0.762cm" svg:y="6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72cm" svg:height="4.826cm" svg:x="0.762cm" svg:y="1.0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08cm" svg:height="7.112cm" svg:x="18.542cm" svg:y="7.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08cm" svg:height="6.096cm" svg:x="18.542cm" svg:y="1.0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xml:id="id1" draw:id="id1" draw:layer="layout" svg:width="5.334cm" svg:height="1.016cm" svg:x="6.35cm" svg:y="9.906cm">
            <text:p text:style-name="P5"><text:span text:style-name="T1">Microcontrolado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81cm" svg:height="2.032cm" svg:x="1.016cm" svg:y="9.906cm">
            <text:p text:style-name="P5"><text:span text:style-name="T1">Sist</text:span><text:span text:style-name="T1">ema </text:span><text:span text:style-name="T1">de </text:span></text:p>
            <text:p text:style-name="P5"><text:span text:style-name="T1">alim</text:span><text:span text:style-name="T1">enta</text:span><text:span text:style-name="T1">ción </text:span></text:p>
            <text:p text:style-name="P5"><text:span text:style-name="T1">de </text:span><text:span text:style-name="T1">resp</text:span><text:span text:style-name="T1">ald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3.81cm" svg:height="2.032cm" svg:x="1.016cm" svg:y="7.366cm">
            <text:p text:style-name="P5"><text:span text:style-name="T1">Sistema de </text:span></text:p>
            <text:p text:style-name="P5"><text:span text:style-name="T1">alimentación </text:span></text:p>
            <text:p text:style-name="P5"><text:span text:style-name="T1">primari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6.604cm" svg:height="2.032cm" svg:x="10.668cm" svg:y="12.446cm">
            <text:p text:style-name="P5"><text:span text:style-name="T1">Alarma sonora</text:span></text:p>
            <text:p text:style-name="P5"><text:span text:style-name="T1">e indicadores</text:span></text:p>
            <text:p text:style-name="P5"><text:span text:style-name="T1">visual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3" draw:id="id3" draw:layer="layout" svg:width="3.81cm" svg:height="1.778cm" svg:x="13.462cm" svg:y="9.652cm">
            <text:p text:style-name="P5"><text:span text:style-name="T1">Transceptor</text:span></text:p>
            <text:p text:style-name="P5"><text:span text:style-name="T1">LoR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81cm" svg:height="1.778cm" svg:x="12.446cm" svg:y="7.366cm">
            <text:p text:style-name="P5"><text:span text:style-name="T1">Salidas de</text:span></text:p>
            <text:p text:style-name="P5"><text:span text:style-name="T1">Relé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.318cm" svg:height="1.27cm" svg:x="5.588cm" svg:y="12.446cm">
            <text:p text:style-name="P5"><text:span text:style-name="T1">Pantalla </text:span><text:span text:style-name="T1">táctil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xml:id="id2" draw:id="id2" draw:layer="layout" svg:width="4.826cm" svg:height="2.286cm" svg:x="1.016cm" svg:y="2.286cm">
            <text:p text:style-name="P5"><text:span text:style-name="T1">Sensores de </text:span></text:p>
            <text:p text:style-name="P5"><text:span text:style-name="T1">presión en </text:span><text:span text:style-name="T1">las </text:span></text:p>
            <text:p text:style-name="P5"><text:span text:style-name="T1">tuberías de </text:span><text:span text:style-name="T1">riego 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4.826cm" svg:height="2.286cm" svg:x="6.732cm" svg:y="2.286cm">
            <text:p text:style-name="P5"><text:span text:style-name="T1">Electroválvul</text:span><text:span text:style-name="T1">as</text:span></text:p>
            <text:p text:style-name="P5"><text:span text:style-name="T1">de cada </text:span><text:span text:style-name="T1">zona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334cm" svg:height="2.286cm" svg:x="12.446cm" svg:y="2.286cm">
            <text:p text:style-name="P5"><text:span text:style-name="T1">Contactor trifásico</text:span></text:p>
            <text:p text:style-name="P5"><text:span text:style-name="T1">de sistema </text:span></text:p>
            <text:p text:style-name="P5"><text:span text:style-name="T1">de bombeo 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xml:id="id5" draw:id="id5" draw:layer="layout" svg:width="4.064cm" svg:height="1.778cm" svg:x="19.304cm" svg:y="8.382cm">
            <text:p text:style-name="P5"><text:span text:style-name="T1">Network</text:span></text:p>
            <text:p text:style-name="P5"><text:span text:style-name="T1">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xml:id="id4" draw:id="id4" draw:layer="layout" svg:width="4.064cm" svg:height="1.778cm" svg:x="19.304cm" svg:y="11.684cm">
            <text:p text:style-name="P5"><text:span text:style-name="T1">Gateway</text:span></text:p>
            <draw:enhanced-geometry svg:viewBox="0 0 21600 21600" draw:type="rectangle" draw:enhanced-path="M 0 0 L 21600 0 21600 21600 0 21600 0 0 Z N"/>
          </draw:custom-shape>
          <draw:connector draw:style-name="gr14" draw:text-style-name="P7" draw:layer="layout" draw:line-skew="-1.152cm" svg:x1="9.017cm" svg:y1="9.906cm" svg:x2="3.429cm" svg:y2="4.572cm" draw:start-shape="id1" draw:start-glue-point="0" draw:end-shape="id2" svg:d="M9017 9906v-3810h-5588v-1524" svg:viewBox="0 0 5589 5335">
            <text:p/>
          </draw:connector>
          <draw:line draw:style-name="gr15" draw:text-style-name="P7" draw:layer="layout" svg:x1="10.668cm" svg:y1="8.382cm" svg:x2="12.446cm" svg:y2="8.382cm">
            <text:p/>
          </draw:line>
          <draw:line draw:style-name="gr15" draw:text-style-name="P7" draw:layer="layout" svg:x1="10.668cm" svg:y1="8.382cm" svg:x2="10.668cm" svg:y2="9.906cm">
            <text:p/>
          </draw:line>
          <draw:line draw:style-name="gr15" draw:text-style-name="P7" draw:layer="layout" svg:x1="7.366cm" svg:y1="8.382cm" svg:x2="4.826cm" svg:y2="8.382cm">
            <text:p/>
          </draw:line>
          <draw:line draw:style-name="gr15" draw:text-style-name="P7" draw:layer="layout" svg:x1="7.366cm" svg:y1="8.382cm" svg:x2="7.366cm" svg:y2="9.906cm">
            <text:p/>
          </draw:line>
          <draw:line draw:style-name="gr16" draw:text-style-name="P8" draw:layer="layout" svg:x1="6.35cm" svg:y1="10.414cm" svg:x2="4.826cm" svg:y2="10.414cm">
            <text:p/>
          </draw:line>
          <draw:line draw:style-name="gr16" draw:text-style-name="P8" draw:layer="layout" svg:x1="11.176cm" svg:y1="10.922cm" svg:x2="11.176cm" svg:y2="12.446cm">
            <text:p/>
          </draw:line>
          <draw:line draw:style-name="gr16" draw:text-style-name="P8" draw:layer="layout" svg:x1="11.684cm" svg:y1="10.414cm" svg:x2="13.462cm" svg:y2="10.414cm">
            <text:p/>
          </draw:line>
          <draw:line draw:style-name="gr16" draw:text-style-name="P8" draw:layer="layout" svg:x1="7.366cm" svg:y1="10.922cm" svg:x2="7.366cm" svg:y2="12.446cm">
            <text:p/>
          </draw:line>
          <draw:connector draw:style-name="gr14" draw:text-style-name="P7" draw:layer="layout" svg:x1="17.272cm" svg:y1="10.541cm" svg:x2="19.304cm" svg:y2="12.573cm" draw:start-shape="id3" draw:start-glue-point="1" draw:end-shape="id4" svg:d="M17272 10541h1016v2032h1016" svg:viewBox="0 0 2033 2033">
            <text:p/>
          </draw:connector>
          <draw:connector draw:style-name="gr14" draw:text-style-name="P7" draw:layer="layout" svg:x1="21.336cm" svg:y1="10.16cm" svg:x2="21.336cm" svg:y2="11.684cm" draw:start-shape="id5" draw:start-glue-point="2" draw:end-shape="id4" draw:end-glue-point="0" svg:d="M21336 10160v1524" svg:viewBox="0 0 1 1525">
            <text:p/>
          </draw:connector>
          <draw:custom-shape draw:style-name="gr17" draw:text-style-name="P6" xml:id="id6" draw:id="id6" draw:layer="layout" svg:width="4.064cm" svg:height="1.27cm" svg:x="19.05cm" svg:y="5.08cm">
            <text:p text:style-name="P5"><text:span text:style-name="T1">Base de </text:span><text:span text:style-name="T1">da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4.572cm" svg:height="1.27cm" svg:x="18.796cm" svg:y="2.286cm">
            <text:p text:style-name="P5"><text:span text:style-name="T1">Apli</text:span><text:span text:style-name="T1">caci</text:span><text:span text:style-name="T1">ón </text:span><text:span text:style-name="T1">we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10" draw:layer="layout" svg:width="3.956cm" svg:height="0.962cm" svg:x="19.05cm" svg:y="1.121cm">
            <draw:text-box>
              <text:p text:style-name="P9"><text:span text:style-name="T2">Plataforma </text:span></text:p>
            </draw:text-box>
          </draw:frame>
          <draw:frame draw:style-name="gr20" draw:text-style-name="P12" draw:layer="layout" svg:width="4.826cm" svg:height="1.016cm" svg:x="18.796cm" svg:y="13.716cm">
            <draw:text-box>
              <text:p text:style-name="P11">Red LoRaWan</text:p>
            </draw:text-box>
          </draw:frame>
          <draw:frame draw:style-name="gr21" draw:text-style-name="P12" draw:layer="layout" svg:width="9.398cm" svg:height="1.673cm" svg:x="0.762cm" svg:y="1.121cm">
            <draw:text-box>
              <text:p text:style-name="P11">Infraestructura del cliente</text:p>
            </draw:text-box>
          </draw:frame>
          <draw:line draw:style-name="gr15" draw:text-style-name="P7" draw:layer="layout" svg:x1="14.224cm" svg:y1="6.096cm" svg:x2="14.224cm" svg:y2="7.366cm">
            <text:p/>
          </draw:line>
          <draw:line draw:style-name="gr15" draw:text-style-name="P7" draw:layer="layout" svg:x1="15.24cm" svg:y1="6.096cm" svg:x2="15.24cm" svg:y2="4.572cm">
            <text:p/>
          </draw:line>
          <draw:line draw:style-name="gr15" draw:text-style-name="P7" draw:layer="layout" svg:x1="10.414cm" svg:y1="6.096cm" svg:x2="10.414cm" svg:y2="4.572cm">
            <text:p/>
          </draw:line>
          <draw:line draw:style-name="gr22" draw:text-style-name="P7" draw:layer="layout" svg:x1="15.24cm" svg:y1="6.096cm" svg:x2="10.414cm" svg:y2="6.096cm">
            <text:p/>
          </draw:line>
          <draw:frame draw:style-name="gr21" draw:text-style-name="P12" draw:layer="layout" svg:width="7.874cm" svg:height="1.673cm" svg:x="0.762cm" svg:y="13.716cm">
            <draw:text-box>
              <text:p text:style-name="P11">Sistema a desarrollar</text:p>
            </draw:text-box>
          </draw:frame>
          <draw:connector draw:style-name="gr23" draw:text-style-name="P7" draw:layer="layout" svg:x1="23.622cm" svg:y1="8.202cm" svg:x2="23.622cm" svg:y2="8.202cm" svg:d="M23622 8202z" svg:viewBox="0 0 1 1">
            <text:p/>
          </draw:connector>
          <draw:connector draw:style-name="gr23" draw:text-style-name="P7" draw:layer="layout" svg:x1="23.622cm" svg:y1="7.874cm" svg:x2="23.622cm" svg:y2="7.874cm" svg:d="M23622 7874z" svg:viewBox="0 0 1 1">
            <text:p/>
          </draw:connector>
          <draw:connector draw:style-name="gr14" draw:text-style-name="P7" draw:layer="layout" svg:x1="21.336cm" svg:y1="8.382cm" svg:x2="21.082cm" svg:y2="6.35cm" draw:start-shape="id5" draw:start-glue-point="0" draw:end-shape="id6" draw:end-glue-point="2" svg:d="M21336 8382v-1016h-254v-1016" svg:viewBox="0 0 255 2033">
            <text:p/>
          </draw:connector>
          <draw:line draw:style-name="gr16" draw:text-style-name="P8" draw:layer="layout" svg:x1="21.082cm" svg:y1="5.08cm" svg:x2="21.082cm" svg:y2="3.556cm">
            <text:p/>
          </draw:line>
        </draw:g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1T16:32:55.230942672</meta:creation-date>
    <dc:date>2020-11-01T20:41:58.951497384</dc:date>
    <meta:editing-duration>PT3H24M1S</meta:editing-duration>
    <meta:editing-cycles>11</meta:editing-cycles>
    <meta:generator>LibreOffice/6.0.7.3$Linux_X86_64 LibreOffice_project/00m0$Build-3</meta:generator>
    <meta:document-statistic meta:object-count="65"/>
  </office:meta>
</office:document-meta>
</file>